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loext:graphic-properties draw:fill="none" draw:fill-color="#ffffff"/>
      <style:paragraph-properties fo:line-height="100%" fo:text-align="center" style:justify-single-word="false" fo:background-color="transparent"/>
      <style:text-properties fo:font-weight="bold" fo:background-color="transparent" style:font-weight-asian="bold"/>
    </style:style>
    <style:style style:name="P2" style:family="paragraph" style:parent-style-name="Standard">
      <style:paragraph-properties fo:margin-left="0cm" fo:margin-right="0cm" fo:line-height="100%" fo:text-indent="1.249cm" style:auto-text-indent="false"/>
      <style:text-properties fo:font-size="10pt" style:font-size-asian="10pt" style:font-size-complex="10pt"/>
    </style:style>
    <style:style style:name="P3" style:family="paragraph" style:parent-style-name="Standard" style:list-style-name="WW8Num1">
      <style:paragraph-properties fo:margin-left="1.12cm" fo:margin-right="0cm" fo:margin-top="0cm" fo:margin-bottom="0cm" style:contextual-spacing="false" fo:line-height="100%" fo:orphans="2" fo:widows="2" fo:hyphenation-ladder-count="no-limit" fo:text-indent="-0.561cm" style:auto-text-indent="false" style:writing-mode="lr-tb">
        <style:tab-stops>
          <style:tab-stop style:position="1.152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 style:list-style-name="WW8Num2">
      <style:paragraph-properties fo:margin-left="1.588cm" fo:margin-right="0cm" fo:margin-top="0cm" fo:margin-bottom="0cm" style:contextual-spacing="false" fo:line-height="100%" fo:orphans="2" fo:widows="2" fo:hyphenation-ladder-count="no-limit" fo:text-indent="0cm" style:auto-text-indent="false" style:writing-mode="lr-tb">
        <style:tab-stops>
          <style:tab-stop style:position="1.961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6" style:family="paragraph" style:parent-style-name="Standard" style:list-style-name="WW8Num2">
      <style:paragraph-properties fo:margin-left="1.588cm" fo:margin-right="0cm" fo:margin-top="0cm" fo:margin-bottom="0cm" style:contextual-spacing="false" fo:line-height="100%" fo:text-indent="0cm" style:auto-text-indent="false">
        <style:tab-stops>
          <style:tab-stop style:position="1.961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left="1.88cm" fo:margin-right="0cm" fo:margin-top="0cm" fo:margin-bottom="0cm" style:contextual-spacing="false" fo:line-height="100%" fo:text-indent="0cm" style:auto-text-indent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fo:font-size="10pt" fo:font-weight="bold" fo:background-color="#00ffff" style:font-size-asian="10pt" style:font-weight-asian="bold" style:font-size-complex="10pt"/>
    </style:style>
    <style:style style:name="P9" style:family="paragraph" style:parent-style-name="Standard" style:list-style-name="WW8Num1">
      <style:paragraph-properties fo:margin-left="1.12cm" fo:margin-right="0cm" fo:margin-top="0cm" fo:margin-bottom="0cm" style:contextual-spacing="false" fo:line-height="100%" fo:text-indent="-0.561cm" style:auto-text-indent="false">
        <style:tab-stops>
          <style:tab-stop style:position="1.152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fo:background-color="#00ffff" loext:char-shading-value="0" style:font-size-asian="10pt" style:font-weight-asian="bold" style:font-size-complex="10pt"/>
    </style:style>
    <style:style style:name="T4" style:family="text">
      <style:text-properties fo:font-weight="bold" fo:background-color="#00ffff" loext:char-shading-value="0" style:font-weight-asian="bold"/>
    </style:style>
    <style:style style:name="T5" style:family="text">
      <style:text-properties fo:font-weight="bold" officeooo:rsid="000537d2" style:font-weight-asian="bold"/>
    </style:style>
    <style:style style:name="T6" style:family="text">
      <style:text-properties officeooo:rsid="000537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GNACIÓN DE IP INCORRECTA<text:span text:style-name="T1"/></text:p>
      <text:p text:style-name="P2">Hay direcciones IP no asignables a host, y en muchos casos, el propio ordenador va a mostrar un mensaje de error o advertencia al introducir una IP o máscara incorrecta. <text:span text:style-name="T1"/></text:p>
      <text:list xml:id="list939923936" text:style-name="WW8Num1">
        <text:list-item>
          <text:p text:style-name="P3">Comprueba y razona que ocurre al asignar las siguientes IP en la ficha de configuración IP:<text:span text:style-name="T1"/></text:p>
        </text:list-item>
      </text:list>
      <text:list xml:id="list1968509898" text:style-name="WW8Num2">
        <text:list-item>
          <text:p text:style-name="P4">127.0.4.3 <text:s text:c="4"/><text:span text:style-name="T6">no funciona pq es un loopback</text:span></text:p>
        </text:list-item>
        <text:list-item>
          <text:p text:style-name="P4">10.0.2.3 <text:span text:style-name="T6">funciona</text:span></text:p>
        </text:list-item>
        <text:list-item>
          <text:p text:style-name="P4">0.0.1.2 <text:s text:c="3"/><text:span text:style-name="T6">no funciona</text:span> <text:s text:c="8"/></text:p>
        </text:list-item>
        <text:list-item>
          <text:p text:style-name="P4">10.260.2.3 <text:s text:c="6"/><text:span text:style-name="T6">no funciona no forma parte de una ip</text:span></text:p>
        </text:list-item>
        <text:list-item>
          <text:p text:style-name="P4">239.1.2.3 <text:s text:c="9"/><text:span text:style-name="T6">no funciona</text:span></text:p>
        </text:list-item>
        <text:list-item>
          <text:p text:style-name="P4">19.3.255.255 <text:span text:style-name="T6">si funciona es un broadcast</text:span></text:p>
        </text:list-item>
        <text:list-item>
          <text:p text:style-name="P4">255.0.0.0 <text:s text:c="9"/><text:span text:style-name="T6">no funciona supera 223</text:span></text:p>
        </text:list-item>
      </text:list>
      <text:p text:style-name="P5"/>
      <text:list xml:id="list112305317421316" text:continue-list="list939923936" text:style-name="WW8Num1">
        <text:list-item>
          <text:p text:style-name="P9"><text:span text:style-name="T1">Pon a tu máquina la IP 12.1.2.3 sin indicar la máscara. Ahora comprueba y razona que ocurre al asignar <text:s/>las siguientes </text:span><text:span text:style-name="T2">máscaras</text:span><text:span text:style-name="T1">:</text:span></text:p>
        </text:list-item>
      </text:list>
      <text:p text:style-name="P8"/>
      <text:list xml:id="list112304878290610" text:continue-list="list1968509898" text:style-name="WW8Num2">
        <text:list-item>
          <text:p text:style-name="P6">255.255.255.255 <text:s text:c="5"/><text:span text:style-name="T6">no es una mascara valida</text:span></text:p>
        </text:list-item>
        <text:list-item>
          <text:p text:style-name="P6">256.0.0.0 <text:s text:c="15"/><text:span text:style-name="T6">no funciona 256 no es un numero valido</text:span></text:p>
        </text:list-item>
        <text:list-item>
          <text:p text:style-name="P6">255.0.255.0 <text:s text:c="12"/><text:span text:style-name="T6">los 1 tienen que estar todos juntos por loq no es una mascara</text:span></text:p>
        </text:list-item>
        <text:list-item>
          <text:p text:style-name="P6">255.128.0.0 <text:s text:c="7"/><text:span text:style-name="T6">si la coje</text:span></text:p>
        </text:list-item>
        <text:list-item>
          <text:p text:style-name="P6">255.255.255.129 <text:s text:c="5"/><text:span text:style-name="T5">no la coje tiene los 1 separados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Subtitle" style:family="paragraph" style:parent-style-name="Encabezad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0" style:family="text">
      <style:text-properties style:font-name="Symbol1" fo:font-family="Symbol" style:font-family-generic="roman" style:font-pitch="variable" fo:font-size="10pt" fo:background-color="#00ffff" style:font-size-asian="10pt" style:font-name-complex="Symbol1" style:font-family-complex="Symbol" style:font-family-generic-complex="roman" style:font-pitch-complex="variable" style:font-size-complex="10pt"/>
    </style:style>
    <style:style style:name="WW8Num3z0" style:family="text">
      <style:text-properties fo:font-size="10pt" fo:font-weight="bold" fo:background-color="#00ffff" style:font-size-asian="10pt" style:font-weight-asian="bold" style:font-size-complex="10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002cm" fo:margin-left="2.251cm" fo:margin-right="1.998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</meta:initial-creator>
    <meta:creation-date>2012-02-06T13:43:00</meta:creation-date>
    <dc:date>2023-11-17T11:23:04.742000000</dc:date>
    <meta:print-date>1995-11-21T17:41:00</meta:print-date>
    <meta:editing-cycles>20</meta:editing-cycles>
    <meta:editing-duration>PT2H25M5S</meta:editing-duration>
    <meta:document-statistic meta:table-count="0" meta:image-count="0" meta:object-count="0" meta:page-count="1" meta:paragraph-count="16" meta:word-count="162" meta:character-count="962" meta:non-whitespace-character-count="744"/>
    <meta:generator>LibreOffice/7.4.6.2$Windows_X86_64 LibreOffice_project/5b1f5509c2decdade7fda905e3e1429a67acd63d</meta:generator>
  </office:meta>
</office:document-meta>
</file>